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ac:change001="ct1,modify,style:name,Table1.A2"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tical Table Cell Merge</text:h>
      <text:p text:style-name="Text_20_body">In this example, the following table will have a vertical cell merge applied to it.</text:p>
      <table:table table:name="Table1" table:style-name="Table1">
        <table:table-column table:style-name="Table1.A" table:number-columns-repeated="3"/>
        <table:table-row>
          <table:table-cell table:style-name="Table1.A1" ac:change001="ct1,insert,table:number-rows-spanned" table:number-rows-spanned="2" office:value-type="string">
            <text:p text:style-name="Table_20_Contents">A (merge 1)</text:p>
            <text:p text:style-name="Table_20_Contents" delta:insertion-change-idref="ct1" delta:insertion-type="insert-with-content">D (merge 2)</text:p>
          </table:table-cell>
          <table:table-cell table:style-name="Table1.A1" office:value-type="string">
            <text:p text:style-name="Table_20_Contents">B</text:p>
          </table:table-cell>
          <table:table-cell table:style-name="Table1.C1" office:value-type="string">
            <text:p text:style-name="Table_20_Contents">C</text:p>
          </table:table-cell>
        </table:table-row>
        <table:table-row>
          <table:covered-table-cell delta:insertion-change-idref="ct1" delta:insertion-type="insert-with-content"/>
          <delta:remove-leaving-content-start delta:removal-change-idref="ct1" delta:end-element-idref="end1">
            <table:table-cell table:style-name="Table1.A2" office:value-type="string"/>
          </delta:remove-leaving-content-start>
          <delta:removed-content delta:removal-change-idref="ct1">
            <text:p text:style-name="Table_20_Contents">D (merge 2)</text:p>
          </delta:removed-content>
          <delta:remove-leaving-content-end delta:end-element-id="end1"/>
          <table:table-cell ac:change001="ct1,modify,table:style-name,Table1.A2" table:style-name="Table1.B2" office:value-type="string">
            <text:p text:style-name="Table_20_Contents">E</text:p>
          </table:table-cell>
          <table:table-cell table:style-name="Table1.C2" office:value-type="string">
            <text:p text:style-name="Table_20_Contents">F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8:24:36</meta:creation-date>
    <dc:date>2010-06-24T18:25:46</dc:date>
    <dc:creator>Tristan Mitchell</dc:creator>
    <meta:editing-duration>PT00H00M59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8" meta:word-count="29" meta:character-count="134"/>
  </office:meta>
</office:document-meta>
</file>